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</text:span><text:span text:style-name="T3">Applicat</text:span><text:span text:style-name="T3">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</text:span><text:span text:style-name="T3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28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54cm" svg:y1="7.442cm" svg:x2="18.602cm" svg:y2="8.574cm" draw:start-shape="id156" draw:start-glue-point="2" draw:end-shape="id147" draw:end-glue-point="0" svg:d="M18554 7442v565h48v567" svg:viewBox="0 0 49 1133">
          <text:p/>
        </draw:connector>
        <draw:connector draw:style-name="gr49" draw:text-style-name="P9" draw:layer="layout" draw:line-skew="-0.264cm" svg:x1="11.202cm" svg:y1="5.969cm" svg:x2="18.554cm" svg:y2="5.969cm" draw:start-shape="id154" draw:start-glue-point="0" draw:end-shape="id156" draw:end-glue-point="0" svg:d="M11202 5969v-778h7352v778" svg:viewBox="0 0 7353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8cm" svg:y2="6.705cm" draw:start-shape="id160" draw:start-glue-point="3" draw:end-shape="id156" draw:end-glue-point="1" svg:d="M21676 6708h-748v-3h-748" svg:viewBox="0 0 1497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28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54cm" svg:y1="7.442cm" svg:x2="18.602cm" svg:y2="8.574cm" draw:start-shape="id170" draw:start-glue-point="2" draw:end-shape="id161" draw:end-glue-point="0" svg:d="M18554 7442v565h48v567" svg:viewBox="0 0 49 1133">
          <text:p/>
        </draw:connector>
        <draw:connector draw:style-name="gr49" draw:text-style-name="P9" draw:layer="layout" draw:line-skew="-0.264cm" svg:x1="11.202cm" svg:y1="5.969cm" svg:x2="18.554cm" svg:y2="5.969cm" draw:start-shape="id168" draw:start-glue-point="0" draw:end-shape="id170" draw:end-glue-point="0" svg:d="M11202 5969v-778h7352v778" svg:viewBox="0 0 7353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8cm" svg:y2="6.705cm" draw:start-shape="id174" draw:start-glue-point="3" draw:end-shape="id170" draw:end-glue-point="1" svg:d="M21676 6708h-748v-3h-748" svg:viewBox="0 0 1497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28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54cm" svg:y1="7.442cm" svg:x2="18.602cm" svg:y2="8.574cm" draw:start-shape="id184" draw:start-glue-point="2" draw:end-shape="id175" draw:end-glue-point="0" svg:d="M18554 7442v565h48v567" svg:viewBox="0 0 49 1133">
          <text:p/>
        </draw:connector>
        <draw:connector draw:style-name="gr437" draw:text-style-name="P9" draw:layer="layout" draw:line-skew="-0.264cm" svg:x1="11.202cm" svg:y1="5.969cm" svg:x2="18.554cm" svg:y2="5.969cm" draw:start-shape="id182" draw:start-glue-point="0" draw:end-shape="id184" draw:end-glue-point="0" svg:d="M11202 5969v-778h7352v778" svg:viewBox="0 0 7353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8cm" svg:y2="6.705cm" draw:start-shape="id188" draw:start-glue-point="3" draw:end-shape="id184" draw:end-glue-point="1" svg:d="M21676 6708h-748v-3h-748" svg:viewBox="0 0 1497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28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54cm" svg:y1="7.442cm" svg:x2="18.602cm" svg:y2="8.574cm" draw:start-shape="id198" draw:start-glue-point="2" draw:end-shape="id189" draw:end-glue-point="0" svg:d="M18554 7442v565h48v567" svg:viewBox="0 0 49 1133">
          <text:p/>
        </draw:connector>
        <draw:connector draw:style-name="gr437" draw:text-style-name="P9" draw:layer="layout" draw:line-skew="-0.264cm" svg:x1="11.202cm" svg:y1="5.969cm" svg:x2="18.554cm" svg:y2="5.969cm" draw:start-shape="id196" draw:start-glue-point="0" draw:end-shape="id198" draw:end-glue-point="0" svg:d="M11202 5969v-778h7352v778" svg:viewBox="0 0 7353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8cm" svg:y2="6.705cm" draw:start-shape="id202" draw:start-glue-point="3" draw:end-shape="id198" draw:end-glue-point="1" svg:d="M21676 6708h-748v-3h-748" svg:viewBox="0 0 1497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3" draw:start-glue-point="1" draw:end-shape="id204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04" draw:start-glue-point="10" draw:end-shape="id205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05" draw:start-glue-point="1" draw:end-shape="id206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06" draw:start-glue-point="10" draw:end-shape="id207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06" draw:start-glue-point="8" draw:end-shape="id208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05" draw:start-glue-point="2" draw:end-shape="id208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07" draw:start-glue-point="2" draw:end-shape="id208" draw:end-glue-point="1" svg:d="M22051 10211l-2166 2074" svg:viewBox="0 0 2167 2075">
          <text:p/>
        </draw:connector>
        <draw:line draw:style-name="gr501" draw:text-style-name="P22" draw:layer="layout" svg:x1="13.163cm" svg:y1="5.699cm" svg:x2="13.1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09" draw:id="id209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11" draw:id="id211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13" draw:id="id213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14" draw:id="id214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9" draw:start-glue-point="1" draw:end-shape="id210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10" draw:start-glue-point="10" draw:end-shape="id211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1" draw:start-glue-point="1" draw:end-shape="id212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2" draw:start-glue-point="10" draw:end-shape="id213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2" draw:start-glue-point="8" draw:end-shape="id214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1" draw:start-glue-point="2" draw:end-shape="id214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3" draw:start-glue-point="2" draw:end-shape="id214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</draw:page>
      <draw:page draw:name="page20" draw:style-name="dp1" draw:master-page-name="Default">
        <draw:custom-shape draw:style-name="gr492" draw:text-style-name="P69" xml:id="id216" draw:id="id216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8" draw:id="id218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0" xml:id="id215" draw:id="id215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0" xml:id="id217" draw:id="id217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0" xml:id="id219" draw:id="id219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0" xml:id="id220" draw:id="id220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15" draw:start-glue-point="1" draw:end-shape="id216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16" draw:start-glue-point="10" draw:end-shape="id217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7" draw:start-glue-point="1" draw:end-shape="id218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8" draw:start-glue-point="10" draw:end-shape="id219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8" draw:start-glue-point="8" draw:end-shape="id220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7" draw:start-glue-point="2" draw:end-shape="id220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9" draw:start-glue-point="2" draw:end-shape="id220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line draw:style-name="gr501" draw:text-style-name="P22" draw:layer="layout" svg:x1="13.163cm" svg:y1="5.7cm" svg:x2="13.163cm" svg:y2="13.701cm">
          <text:p/>
        </draw:line>
        <draw:frame draw:style-name="gr503" draw:text-style-name="P71" draw:layer="layout" svg:width="2.667cm" svg:height="0.753cm" svg:x="13.7cm" svg:y="6.089cm">
          <draw:text-box>
            <text:p><text:span text:style-name="T22">Third-par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8-31T16:52:14.032122984</dc:date>
    <dc:creator>Igor Zboran</dc:creator>
    <meta:editing-duration>P5DT16H22M8S</meta:editing-duration>
    <meta:editing-cycles>492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36"/>
  </office:meta>
</office:document-meta>
</file>